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Standard">CREATE OR REPLACE VIEW usersview</text:p>
      <text:p text:style-name="Standard">AS</text:p>
      <text:p text:style-name="Standard">SELECT u.name AS "User name", u.surname, u.email, r.name, u.tel, u.birthday, u.password, u.rank</text:p>
      <text:p text:style-name="Standard">FROM users u </text:p>
      <text:p text:style-name="Standard">INNER JOIN residences r ON r.id = u.residence_id;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getusers()</text:p>
      <text:p text:style-name="Standard">RETURNS TABLE (uname varchar(50), surname varchar(50), email varchar(100), rname varchar(40), tel varchar(20), birthday date, password varchar(40), rank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usersview;</text:p>
      <text:p text:style-name="Standard">END</text:p>
      <text:p text:style-name="Standard">$$</text:p>
      <text:p text:style-name="Standard">LANGUAGE'plpgsql';</text:p>
      <text:p text:style-name="Standard"/>
      <text:p text:style-name="Standard"/>
      <text:p text:style-name="P2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  <text:p text:style-name="P2">CREATE OR REPLACE FUNCTION login(in_email varchar, in_password varchar)</text:p>
      <text:p text:style-name="Standard">RETURNS integer AS</text:p>
      <text:p text:style-name="Standard">$$</text:p>
      <text:p text:style-name="Standard">DECLARE</text:p>
      <text:p text:style-name="Standard">login integer;</text:p>
      <text:p text:style-name="Standard">BEGIN</text:p>
      <text:p text:style-name="Standard">IF EXISTS (SELECT * FROM users WHERE (email LIKE in_email) AND (password LIKE in_password)AND(rank = 0))THEN</text:p>
      <text:p text:style-name="Standard">login := 0;</text:p>
      <text:p text:style-name="Standard">ELSE</text:p>
      <text:p text:style-name="Standard">IF EXISTS(SELECT * FROM users WHERE (email = in_email) AND (password = in_password) AND(rank = 1)) THEN</text:p>
      <text:p text:style-name="Standard">login := 1;</text:p>
      <text:p text:style-name="Standard">ELSE</text:p>
      <text:p text:style-name="Standard">login := 2;</text:p>
      <text:p text:style-name="Standard">END IF;</text:p>
      <text:p text:style-name="Standard">END IF;</text:p>
      <text:p text:style-name="Standard">RETURN login;</text:p>
      <text:p text:style-name="Standard">END</text:p>
      <text:p text:style-name="Standard">$$</text:p>
      <text:p text:style-name="Standard">LANGUAGE'plpgsql';</text:p>
      <text:p text:style-name="Standard"/>
      <text:p text:style-name="Standard">0 - User</text:p>
      <text:p text:style-name="Standard">1 - Admin</text:p>
      <text:p text:style-name="Standard">2 – ne obsta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10T01:04:58.92</dc:date>
    <dc:creator>David Jan</dc:creator>
    <meta:editing-duration>PT3H27M20S</meta:editing-duration>
    <meta:editing-cycles>13</meta:editing-cycles>
    <meta:generator>OpenOffice/4.1.5$Win32 OpenOffice.org_project/415m1$Build-9789</meta:generator>
    <meta:document-statistic meta:table-count="0" meta:image-count="0" meta:object-count="0" meta:page-count="3" meta:paragraph-count="82" meta:word-count="297" meta:character-count="1913"/>
  </office:meta>
</office:document-meta>
</file>